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3" style:family="paragraph" style:parent-style-name="bp">
      <style:paragraph-properties fo:margin-top="0cm" fo:margin-bottom="0cm" loext:contextual-spacing="false"/>
    </style:style>
    <style:style style:name="P4" style:family="paragraph" style:parent-style-name="bp">
      <style:paragraph-properties fo:margin-top="0cm" fo:margin-bottom="0cm" loext:contextual-spacing="false"/>
      <style:text-properties fo:color="#0000ff" style:font-name="Arial" fo:font-size="14pt" style:font-size-asian="14pt" style:font-name-complex="Arial" style:font-size-complex="14pt"/>
    </style:style>
    <style:style style:name="P5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151ebe" style:font-size-asian="12pt" style:font-weight-asian="bold" style:font-name-complex="Arial" style:font-size-complex="12pt"/>
    </style:style>
    <style:style style:name="P6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177a37" style:font-size-asian="12pt" style:font-weight-asian="bold" style:font-name-complex="Arial" style:font-size-complex="12pt"/>
    </style:style>
    <style:style style:name="P7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188869" style:font-size-asian="12pt" style:font-weight-asian="bold" style:font-name-complex="Arial" style:font-size-complex="12pt"/>
    </style:style>
    <style:style style:name="P8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21777a" style:font-size-asian="12pt" style:font-weight-asian="bold" style:font-name-complex="Arial" style:font-size-complex="12pt"/>
    </style:style>
    <style:style style:name="P9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28e56f" style:font-size-asian="12pt" style:font-weight-asian="bold" style:font-name-complex="Arial" style:font-size-complex="12pt"/>
    </style:style>
    <style:style style:name="P10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2dbd18" style:font-size-asian="12pt" style:font-weight-asian="bold" style:font-name-complex="Arial" style:font-size-complex="12pt"/>
    </style:style>
    <style:style style:name="P11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31598d" style:font-size-asian="12pt" style:font-weight-asian="bold" style:font-name-complex="Arial" style:font-size-complex="12pt"/>
    </style:style>
    <style:style style:name="P12" style:family="paragraph" style:parent-style-name="bp">
      <style:paragraph-properties fo:margin-top="0cm" fo:margin-bottom="0cm" loext:contextual-spacing="false"/>
      <style:text-properties officeooo:paragraph-rsid="00151ebe"/>
    </style:style>
    <style:style style:name="P13" style:family="paragraph" style:parent-style-name="bp">
      <style:paragraph-properties fo:margin-top="0cm" fo:margin-bottom="0cm" loext:contextual-spacing="false"/>
      <style:text-properties officeooo:paragraph-rsid="00177a37"/>
    </style:style>
    <style:style style:name="P14" style:family="paragraph" style:parent-style-name="bp">
      <style:paragraph-properties fo:margin-top="0cm" fo:margin-bottom="0cm" loext:contextual-spacing="false"/>
      <style:text-properties officeooo:paragraph-rsid="00188869"/>
    </style:style>
    <style:style style:name="P15" style:family="paragraph" style:parent-style-name="bp">
      <style:paragraph-properties fo:margin-top="0cm" fo:margin-bottom="0cm" loext:contextual-spacing="false"/>
      <style:text-properties officeooo:paragraph-rsid="001a4aa9"/>
    </style:style>
    <style:style style:name="P16" style:family="paragraph" style:parent-style-name="bp">
      <style:paragraph-properties fo:margin-top="0cm" fo:margin-bottom="0cm" loext:contextual-spacing="false"/>
      <style:text-properties officeooo:paragraph-rsid="0021777a"/>
    </style:style>
    <style:style style:name="P17" style:family="paragraph" style:parent-style-name="bp">
      <style:paragraph-properties fo:margin-top="0cm" fo:margin-bottom="0cm" loext:contextual-spacing="false"/>
      <style:text-properties officeooo:paragraph-rsid="0028e56f"/>
    </style:style>
    <style:style style:name="P18" style:family="paragraph" style:parent-style-name="bp">
      <style:paragraph-properties fo:margin-top="0cm" fo:margin-bottom="0cm" loext:contextual-spacing="false"/>
      <style:text-properties officeooo:paragraph-rsid="002dbd18"/>
    </style:style>
    <style:style style:name="P19" style:family="paragraph" style:parent-style-name="bp">
      <style:paragraph-properties fo:margin-top="0cm" fo:margin-bottom="0cm" loext:contextual-spacing="false"/>
      <style:text-properties officeooo:paragraph-rsid="0031598d"/>
    </style:style>
    <style:style style:name="P20" style:family="paragraph" style:parent-style-name="bp" style:master-page-name="Standard">
      <style:paragraph-properties fo:margin-top="0cm" fo:margin-bottom="0cm" loext:contextual-spacing="false" style:page-number="auto"/>
    </style:style>
    <style:style style:name="T1" style:family="text">
      <style:text-properties fo:font-size="10pt" style:text-underline-style="solid" style:text-underline-width="auto" style:text-underline-color="font-color" style:font-size-asian="10pt"/>
    </style:style>
    <style:style style:name="T2" style:family="text">
      <style:text-properties fo:font-size="10pt" style:text-underline-style="solid" style:text-underline-width="auto" style:text-underline-color="font-color" fo:font-weight="normal" officeooo:rsid="001fa8a2" style:font-size-asian="10pt" style:font-weight-asian="normal" style:font-weight-complex="norma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normal" officeooo:rsid="001a4aa9" style:font-size-asian="10pt" style:font-weight-asian="normal" style:font-weight-complex="normal"/>
    </style:style>
    <style:style style:name="T5" style:family="text">
      <style:text-properties fo:font-size="10pt" fo:font-weight="normal" officeooo:rsid="001ba46c" style:font-size-asian="10pt" style:font-weight-asian="normal" style:font-weight-complex="normal"/>
    </style:style>
    <style:style style:name="T6" style:family="text">
      <style:text-properties fo:font-size="10pt" fo:font-weight="normal" officeooo:rsid="001fa8a2" style:font-size-asian="10pt" style:font-weight-asian="normal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style:font-size-asian="10pt" style:font-name-complex="Arial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fo:color="#0000ff" style:font-name="Arial" fo:font-size="10pt" fo:font-style="italic" officeooo:rsid="0016052b" style:font-size-asian="10pt" style:font-style-asian="italic" style:font-name-complex="Arial" style:font-style-complex="italic"/>
    </style:style>
    <style:style style:name="T11" style:family="text">
      <style:text-properties fo:color="#0000ff" style:font-name="Arial" fo:font-size="10pt" fo:font-style="italic" officeooo:rsid="001a4aa9" style:font-size-asian="10pt" style:font-style-asian="italic" style:font-name-complex="Arial" style:font-style-complex="italic"/>
    </style:style>
    <style:style style:name="T12" style:family="text">
      <style:text-properties fo:color="#0000ff" style:font-name="Arial" fo:font-size="10pt" fo:font-style="italic" officeooo:rsid="001ba46c" style:font-size-asian="10pt" style:font-style-asian="italic" style:font-name-complex="Arial" style:font-style-complex="italic"/>
    </style:style>
    <style:style style:name="T13" style:family="text">
      <style:text-properties fo:color="#0000ff" style:font-name="Arial" fo:font-size="10pt" fo:font-style="italic" officeooo:rsid="001dc4d3" style:font-size-asian="10pt" style:font-style-asian="italic" style:font-name-complex="Arial" style:font-style-complex="italic"/>
    </style:style>
    <style:style style:name="T14" style:family="text">
      <style:text-properties fo:color="#0000ff" style:font-name="Arial" fo:font-size="10pt" style:font-size-asian="10pt" style:font-name-complex="Arial"/>
    </style:style>
    <style:style style:name="T15" style:family="text">
      <style:text-properties fo:color="#0000ff" style:font-name="Arial" fo:font-size="10pt" officeooo:rsid="0016052b" style:font-size-asian="10pt" style:font-name-complex="Arial"/>
    </style:style>
    <style:style style:name="T16" style:family="text">
      <style:text-properties fo:color="#0000ff" style:font-name="Arial" fo:font-size="10pt" officeooo:rsid="00172a3b" style:font-size-asian="10pt" style:font-name-complex="Arial"/>
    </style:style>
    <style:style style:name="T17" style:family="text">
      <style:text-properties fo:color="#0000ff" style:font-name="Arial" fo:font-size="10pt" officeooo:rsid="001a4aa9" style:font-size-asian="10pt" style:font-name-complex="Arial"/>
    </style:style>
    <style:style style:name="T18" style:family="text">
      <style:text-properties fo:color="#0000ff" style:font-name="Arial" fo:font-size="10pt" officeooo:rsid="001ba46c" style:font-size-asian="10pt" style:font-name-complex="Arial"/>
    </style:style>
    <style:style style:name="T19" style:family="text">
      <style:text-properties fo:color="#0000ff" style:font-name="Arial" fo:font-size="10pt" officeooo:rsid="001dc4d3" style:font-size-asian="10pt" style:font-name-complex="Arial"/>
    </style:style>
    <style:style style:name="T20" style:family="text">
      <style:text-properties fo:color="#0000ff" style:font-name="Arial" fo:font-size="10pt" officeooo:rsid="001eb231" style:font-size-asian="10pt" style:font-name-complex="Arial"/>
    </style:style>
    <style:style style:name="T21" style:family="text">
      <style:text-properties fo:color="#0000ff" style:font-name="Arial" fo:font-size="10pt" officeooo:rsid="0021777a" style:font-size-asian="10pt" style:font-name-complex="Arial"/>
    </style:style>
    <style:style style:name="T22" style:family="text">
      <style:text-properties fo:color="#0000ff" style:font-name="Arial" fo:font-size="10pt" officeooo:rsid="00299e0c" style:font-size-asian="10pt" style:font-name-complex="Arial"/>
    </style:style>
    <style:style style:name="T23" style:family="text">
      <style:text-properties fo:color="#0000ff" style:font-name="Arial" fo:font-size="10pt" officeooo:rsid="002a8268" style:font-size-asian="10pt" style:font-name-complex="Arial"/>
    </style:style>
    <style:style style:name="T24" style:family="text">
      <style:text-properties fo:color="#0000ff" style:font-name="Arial" fo:font-size="10pt" officeooo:rsid="002ca108" style:font-size-asian="10pt" style:font-name-complex="Arial"/>
    </style:style>
    <style:style style:name="T25" style:family="text">
      <style:text-properties fo:color="#0000ff" style:font-name="Arial" fo:font-size="10pt" officeooo:rsid="002f90d5" style:font-size-asian="10pt" style:font-name-complex="Arial"/>
    </style:style>
    <style:style style:name="T26" style:family="text">
      <style:text-properties fo:color="#0000ff" style:font-name="Arial" fo:font-size="10pt" officeooo:rsid="003217b6" style:font-size-asian="10pt" style:font-name-complex="Arial"/>
    </style:style>
    <style:style style:name="T27" style:family="text">
      <style:text-properties fo:color="#0000ff" style:font-name="Arial" fo:font-size="10pt" officeooo:rsid="00336fd1" style:font-size-asian="10pt" style:font-name-complex="Arial"/>
    </style:style>
    <style:style style:name="T28" style:family="text">
      <style:text-properties fo:color="#0000ff" style:font-name="Arial" fo:font-size="10pt" officeooo:rsid="0034522e" style:font-size-asian="10pt" style:font-name-complex="Arial"/>
    </style:style>
    <style:style style:name="T29" style:family="text">
      <style:text-properties fo:color="#0000ff" style:font-name="Arial" fo:font-size="10pt" fo:font-style="normal" officeooo:rsid="0016052b" style:font-size-asian="10pt" style:font-style-asian="normal" style:font-name-complex="Arial" style:font-style-complex="normal"/>
    </style:style>
    <style:style style:name="T30" style:family="text">
      <style:text-properties fo:color="#0000ff" style:font-name="Arial" fo:font-size="10pt" fo:font-style="normal" officeooo:rsid="001a4aa9" style:font-size-asian="10pt" style:font-style-asian="normal" style:font-name-complex="Arial" style:font-style-complex="normal"/>
    </style:style>
    <style:style style:name="T31" style:family="text">
      <style:text-properties fo:color="#0000ff" style:font-name="Arial" fo:font-size="10pt" fo:font-style="normal" officeooo:rsid="001ba46c" style:font-size-asian="10pt" style:font-style-asian="normal" style:font-name-complex="Arial" style:font-style-complex="normal"/>
    </style:style>
    <style:style style:name="T32" style:family="text">
      <style:text-properties fo:color="#0000ff" style:font-name="Arial" fo:font-size="10pt" fo:font-style="normal" officeooo:rsid="001dc4d3" style:font-size-asian="10pt" style:font-style-asian="normal" style:font-name-complex="Arial" style:font-style-complex="normal"/>
    </style:style>
    <style:style style:name="T33" style:family="text">
      <style:text-properties fo:color="#0000ff" style:font-name="Arial" fo:font-size="10pt" fo:font-style="normal" officeooo:rsid="002c6318" style:font-size-asian="10pt" style:font-style-asian="normal" style:font-name-complex="Arial" style:font-style-complex="normal"/>
    </style:style>
    <style:style style:name="T34" style:family="text">
      <style:text-properties fo:color="#0000ff" style:font-name="Arial" fo:font-size="10pt" fo:font-style="normal" officeooo:rsid="002cd47d" style:font-size-asian="10pt" style:font-style-asian="normal" style:font-name-complex="Arial" style:font-style-complex="normal"/>
    </style:style>
    <style:style style:name="T35" style:family="text">
      <style:text-properties fo:color="#0000ff" style:font-name="Arial" fo:font-size="10pt" fo:font-style="normal" officeooo:rsid="0031598d" style:font-size-asian="10pt" style:font-style-asian="normal" style:font-name-complex="Arial" style:font-style-complex="normal"/>
    </style:style>
    <style:style style:name="T36" style:family="text">
      <style:text-properties fo:color="#0000ff" style:font-name="Arial" fo:font-size="10pt" fo:font-style="normal" officeooo:rsid="00347b94" style:font-size-asian="10pt" style:font-style-asian="normal" style:font-name-complex="Arial" style:font-style-complex="normal"/>
    </style:style>
    <style:style style:name="T37" style:family="text">
      <style:text-properties fo:color="#0000ff" style:font-name="Arial" fo:font-size="10pt" fo:font-style="normal" officeooo:rsid="00354a74" style:font-size-asian="10pt" style:font-style-asian="normal" style:font-name-complex="Arial" style:font-style-complex="normal"/>
    </style:style>
    <style:style style:name="T38" style:family="text">
      <style:text-properties fo:color="#0000ff" style:font-name="Arial" fo:font-size="12pt" fo:font-weight="bold" officeooo:rsid="00151ebe" style:font-size-asian="12pt" style:font-weight-asian="bold" style:font-name-complex="Arial" style:font-size-complex="12pt"/>
    </style:style>
    <style:style style:name="T39" style:family="text">
      <style:text-properties fo:color="#0000ff" style:font-name="Arial" fo:font-size="12pt" fo:font-weight="bold" officeooo:rsid="00188869" style:font-size-asian="12pt" style:font-weight-asian="bold" style:font-name-complex="Arial" style:font-size-complex="12pt"/>
    </style:style>
    <style:style style:name="T40" style:family="text">
      <style:text-properties fo:color="#0000ff" style:font-name="Arial" fo:font-size="12pt" fo:font-weight="bold" officeooo:rsid="0022dabd" style:font-size-asian="12pt" style:font-weight-asian="bold" style:font-name-complex="Arial" style:font-size-complex="12pt"/>
    </style:style>
    <style:style style:name="T41" style:family="text">
      <style:text-properties fo:font-size="14pt" fo:font-weight="bold" style:font-size-asian="14pt" style:font-weight-asian="bold"/>
    </style:style>
    <style:style style:name="T42" style:family="text">
      <style:text-properties fo:font-size="14pt" fo:font-weight="bold" officeooo:rsid="00151ebe" style:font-size-asian="14pt" style:font-weight-asian="bold"/>
    </style:style>
    <style:style style:name="T43" style:family="text">
      <style:text-properties fo:color="#000000" style:font-name="Arial" fo:font-size="12pt" fo:font-weight="bold" officeooo:rsid="00188869" style:font-size-asian="12pt" style:font-weight-asian="bold" style:font-name-complex="Arial" style:font-size-complex="12pt"/>
    </style:style>
    <style:style style:name="T44" style:family="text">
      <style:text-properties fo:color="#000000" fo:font-size="10pt" officeooo:rsid="00188869" style:font-size-asian="10pt"/>
    </style:style>
    <style:style style:name="T45" style:family="text">
      <style:text-properties fo:color="#000000" fo:font-size="10pt" style:text-underline-style="solid" style:text-underline-width="auto" style:text-underline-color="font-color" officeooo:rsid="00188869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8">TC01</text:span><text:span text:style-name="T9"> – </text:span><text:span text:style-name="T38">Cadastrar dados acadêmicos como funcionário da secretaria</text:span><text:span text:style-name="T9">:</text:span></text:p>
      <text:p text:style-name="P3"><text:span text:style-name="T7">Description</text:span><text:span text:style-name="T8">: </text:span><text:span text:style-name="T15">Dado que eu sou um funcionário da secretaria, quero realizar o cadastro de dados acadêmicos como turmas e professores no sistema.</text:span></text:p>
      <text:p text:style-name="P3"><text:span text:style-name="T7">Pre-conditions</text:span><text:span text:style-name="T8">: </text:span><text:span text:style-name="T15">Estar </text:span><text:span text:style-name="T10">loggado</text:span><text:span text:style-name="T29"> como um funcionário da secretaria; Estar na página de cadastro de dados acadêmicos;</text:span></text:p>
      <text:p text:style-name="P3"><text:span text:style-name="T7">Post-conditions</text:span><text:span text:style-name="T8">: </text:span><text:span text:style-name="T15">Dados acadêmicos cadastrados;</text:span></text:p>
      <text:p text:style-name="P3"><text:span text:style-name="T7">Data required</text:span><text:span text:style-name="T8">: </text:span><text:span text:style-name="T15">Dados acadêmicos como informações sobre turma (número, quantidade de alunos, matéria</text:span><text:span text:style-name="T16">s</text:span><text:span text:style-name="T15">) e professores (nome, registro, matéria, turmas que dá aula).</text:span></text:p>
      <text:p text:style-name="P4"/>
      <text:p text:style-name="P12"><text:span text:style-name="T38">TC02</text:span><text:span text:style-name="T9"> – </text:span><text:span text:style-name="T38">Cadastrar espaços físicos como funcionário da secretaria</text:span><text:span text:style-name="T9">:</text:span></text:p>
      <text:p text:style-name="P15"><text:span text:style-name="T7">Description</text:span><text:span text:style-name="T8">: </text:span><text:span text:style-name="T15">Dado que eu sou um funcionário da secretaria, quero realizar o cadastro de dados </text:span><text:span text:style-name="T17">espaços físicos no </text:span><text:span text:style-name="T15">sistema.</text:span></text:p>
      <text:p text:style-name="P15"><text:span text:style-name="T7">Pre-conditions</text:span><text:span text:style-name="T8">: </text:span><text:span text:style-name="T15">Estar </text:span><text:span text:style-name="T10">loggado</text:span><text:span text:style-name="T29"> como um funcionário da secretaria; Estar na página de cadastro de </text:span><text:span text:style-name="T30">espaços físicos</text:span><text:span text:style-name="T29">;</text:span></text:p>
      <text:p text:style-name="P15"><text:span text:style-name="T7">Post-conditions</text:span><text:span text:style-name="T8">: </text:span><text:span text:style-name="T15">Dados </text:span><text:span text:style-name="T17">de espaços físicos</text:span><text:span text:style-name="T15"> cadastrados;</text:span></text:p>
      <text:p text:style-name="P7"><text:span text:style-name="T1">Data required</text:span><text:span text:style-name="T3">: </text:span><text:span text:style-name="T4">Dados de espaços físicos, como localidade, número da sala e capacidade de alunos;</text:span></text:p>
      <text:p text:style-name="P5"><text:span text:style-name="T3"/></text:p>
      <text:p text:style-name="P12"><text:span text:style-name="T38">TC03</text:span><text:span text:style-name="T9"> – </text:span><text:span text:style-name="T38">Importar dados de uma planilha como funcionário da secretaria</text:span><text:span text:style-name="T9">:</text:span></text:p>
      <text:p text:style-name="P12"><text:span text:style-name="T7">Description</text:span><text:span text:style-name="T8">: </text:span><text:span text:style-name="T17">Dado que eu sou um funcionário da secretaria, quero importar dados para o sistema de uma planilha utilizada antigamente para o gerenciamento de espaço físico;</text:span></text:p>
      <text:p text:style-name="P13"><text:span text:style-name="T7">Pre-conditions</text:span><text:span text:style-name="T8">: </text:span><text:span text:style-name="T17">Estar </text:span><text:span text:style-name="T11">loggado</text:span><text:span text:style-name="T30"> como um funcionário da secretaria; Estar na página de importação de dados;</text:span></text:p>
      <text:p text:style-name="P13"><text:span text:style-name="T7">Post-conditions</text:span><text:span text:style-name="T8">: </text:span><text:span text:style-name="T17">Dados importados para o sistema;</text:span></text:p>
      <text:p text:style-name="P6"><text:span text:style-name="T1">Data required</text:span><text:span text:style-name="T3">: </text:span><text:span text:style-name="T4">Planilha de dados preenchida;</text:span></text:p>
      <text:p text:style-name="P6"><text:span text:style-name="T3"/></text:p>
      <text:p text:style-name="P14"><text:span text:style-name="T38">TC0</text:span><text:span text:style-name="T39">4 </text:span><text:span text:style-name="T9">– </text:span><text:span text:style-name="T39">Alterar alocações de turmas e professores como funcionário da secretaria</text:span><text:span text:style-name="T43">:</text:span></text:p>
      <text:p text:style-name="P14"><text:span text:style-name="T7">Description</text:span><text:span text:style-name="T8">: </text:span><text:span text:style-name="T18">Dado que eu sou um funcionário da secretaria, quero alterar alocações de turmas e professores previamente cadastrados;</text:span></text:p>
      <text:p text:style-name="P14"><text:span text:style-name="T7">Pre-conditions</text:span><text:span text:style-name="T8">: </text:span><text:span text:style-name="T18">Estar </text:span><text:span text:style-name="T12">loggado</text:span><text:span text:style-name="T31"> como um funcionário da secretaria; Ter dados de alocação de turmas e professores previamente cadastrados; Estar na página de alteração de dados de alocação de turmas e professores;</text:span></text:p>
      <text:p text:style-name="P14"><text:span text:style-name="T7">Post-conditions</text:span><text:span text:style-name="T8">: </text:span><text:span text:style-name="T18">Dados de alocação de turmas e professores atualizados;</text:span></text:p>
      <text:p text:style-name="P7"><text:span text:style-name="T1">Data required</text:span><text:span text:style-name="T3">: </text:span><text:span text:style-name="T5">Dados de alocação de turmas e professores;</text:span></text:p>
      <text:p text:style-name="P7"><text:span text:style-name="T3"/></text:p>
      <text:p text:style-name="P14"><text:span text:style-name="T38">TC0</text:span><text:span text:style-name="T39">5 </text:span><text:span text:style-name="T9">– </text:span><text:span text:style-name="T39">Gerar alocações de turmas e professores como funcionário da secretaria</text:span><text:span text:style-name="T43">:</text:span></text:p>
      <text:p text:style-name="P14"><text:span text:style-name="T7">Description</text:span><text:span text:style-name="T8">: </text:span><text:span text:style-name="T18">Dado que eu sou um funcionário da secretaria, quero gerar alocações de turmas e professores com o algoritmo do sistema;</text:span></text:p>
      <text:p text:style-name="P14"><text:span text:style-name="T7">Pre-conditions</text:span><text:span text:style-name="T8">: </text:span><text:span text:style-name="T18">Estar </text:span><text:span text:style-name="T12">loggado</text:span><text:span text:style-name="T31"> como funcionário da secretaria; Haver dados acadêmicos previamente cadastrados; Estar na página de geração de alocação;</text:span></text:p>
      <text:p text:style-name="P14"><text:span text:style-name="T7">Post-conditions</text:span><text:span text:style-name="T8">: </text:span><text:span text:style-name="T18">Grade de alocação gerada;</text:span></text:p>
      <text:p text:style-name="P7"><text:span text:style-name="T1">Data required</text:span><text:span text:style-name="T3">: </text:span><text:span text:style-name="T5">Nenhum dado necessário.</text:span></text:p>
      <text:p text:style-name="P7"><text:span text:style-name="T3"/></text:p>
      <text:p text:style-name="P14"><text:span text:style-name="T38">TC0</text:span><text:span text:style-name="T39">6 </text:span><text:span text:style-name="T9">– </text:span><text:span text:style-name="T39">Gerar relatórios de alocação de </text:span><text:span text:style-name="T40">uma </text:span><text:span text:style-name="T39">turma como funcionário da secretaria</text:span><text:span text:style-name="T43">:</text:span></text:p>
      <text:p text:style-name="P17"><text:span text:style-name="T7">Description</text:span><text:span text:style-name="T8">: </text:span><text:span text:style-name="T19">Dado que eu sou um funcionário da secretaria,quero gerar relatórios </text:span><text:span text:style-name="T22">de </text:span><text:span text:style-name="T21">alocação</text:span><text:span text:style-name="T19"> de turmas</text:span><text:span text:style-name="T23"> em formato de lista.</text:span></text:p>
      <text:p text:style-name="P17"><text:soft-page-break/><text:span text:style-name="T7">Pre-conditions</text:span><text:span text:style-name="T8">: </text:span><text:span text:style-name="T19">Estar </text:span><text:span text:style-name="T13">loggado</text:span><text:span text:style-name="T32"> como funcionário da secretaria; Haver dados de alocação de turmas previamente cadastrados; Estar na página de detalhes de alocaç</text:span><text:span text:style-name="T33">ões </text:span><text:span text:style-name="T32">de turmas;</text:span></text:p>
      <text:p text:style-name="P17"><text:span text:style-name="T7">Post-conditions</text:span><text:span text:style-name="T8">: </text:span><text:span text:style-name="T19">Relatório gerado e baixado pelo </text:span><text:span text:style-name="T20">lado do </text:span><text:span text:style-name="T19">cliente;</text:span></text:p>
      <text:p text:style-name="P9"><text:span text:style-name="T2">Data required</text:span><text:span text:style-name="T6">: Nenhum dado necessário.</text:span></text:p>
      <text:p text:style-name="P7"><text:span text:style-name="T3"/></text:p>
      <text:p text:style-name="P14"><text:span text:style-name="T38">TC0</text:span><text:span text:style-name="T39">7 </text:span><text:span text:style-name="T9">– </text:span><text:span text:style-name="T39">Gerar relatórios de grade de alocação como funcionário da secretaria</text:span><text:span text:style-name="T43">:</text:span></text:p>
      <text:p text:style-name="P16"><text:span text:style-name="T7">Description</text:span><text:span text:style-name="T8">: </text:span><text:span text:style-name="T19">Dado que eu sou um funcionário da secretaria,quero gerar relatórios de </text:span><text:span text:style-name="T21">alocação</text:span><text:span text:style-name="T19"> de turmas </text:span><text:span text:style-name="T24">em formato de grade</text:span><text:span text:style-name="T19">.</text:span></text:p>
      <text:p text:style-name="P16"><text:span text:style-name="T7">Pre-conditions</text:span><text:span text:style-name="T8">: </text:span><text:span text:style-name="T19">Estar </text:span><text:span text:style-name="T13">loggado</text:span><text:span text:style-name="T32"> como funcionário da secretaria; Haver dados de alocação de turmas previamente cadastrados; Estar na página de detalhes </text:span><text:span text:style-name="T34">de grade de alocação</text:span><text:span text:style-name="T32">;</text:span></text:p>
      <text:p text:style-name="P16"><text:span text:style-name="T7">Post-conditions</text:span><text:span text:style-name="T8">: </text:span><text:span text:style-name="T19">Relatório gerado e baixado pelo </text:span><text:span text:style-name="T20">lado do </text:span><text:span text:style-name="T19">cliente;</text:span></text:p>
      <text:p text:style-name="P8"><text:span text:style-name="T1">Data required</text:span><text:span text:style-name="T3">: </text:span><text:span text:style-name="T6">Nenhum dado necessário.</text:span></text:p>
      <text:p text:style-name="P7"><text:span text:style-name="T3"/></text:p>
      <text:p text:style-name="P14"><text:span text:style-name="T38">TC0</text:span><text:span text:style-name="T39">8 </text:span><text:span text:style-name="T9">– </text:span><text:span text:style-name="T39">Gerar relatórios de salas de uma turma como funcionário da secretaria</text:span><text:span text:style-name="T43">:</text:span></text:p>
      <text:p text:style-name="P18"><text:span text:style-name="T7">Description</text:span><text:span text:style-name="T8">: </text:span><text:span text:style-name="T19">Dado que eu sou um funcionário da secretaria,quero gerar relatórios </text:span><text:span text:style-name="T22">de </text:span><text:span text:style-name="T21">alocação</text:span><text:span text:style-name="T19"> de </text:span><text:span text:style-name="T25">uma turma específica em formato de </text:span><text:span text:style-name="T26">lista</text:span><text:span text:style-name="T23">.</text:span></text:p>
      <text:p text:style-name="P18"><text:span text:style-name="T7">Pre-conditions</text:span><text:span text:style-name="T8">: </text:span><text:span text:style-name="T19">Estar </text:span><text:span text:style-name="T13">loggado</text:span><text:span text:style-name="T32"> como funcionário da secretaria; Haver dados de alocação de </text:span><text:span text:style-name="T35">uma turma específica</text:span><text:span text:style-name="T32"> previamente cadastrados; Estar na página de detalhes </text:span><text:span text:style-name="T35">da alocação de uma turma específica</text:span><text:span text:style-name="T32">;</text:span></text:p>
      <text:p text:style-name="P18"><text:span text:style-name="T7">Post-conditions</text:span><text:span text:style-name="T8">: </text:span><text:span text:style-name="T19">Relatório gerado e baixado pelo </text:span><text:span text:style-name="T20">lado do </text:span><text:span text:style-name="T19">cliente;</text:span></text:p>
      <text:p text:style-name="P10"><text:span text:style-name="T2">Data required</text:span><text:span text:style-name="T6">: Nenhum dado necessário.</text:span></text:p>
      <text:p text:style-name="P7"><text:span text:style-name="T3"/></text:p>
      <text:p text:style-name="P14"><text:span text:style-name="T38">TC0</text:span><text:span text:style-name="T39">9 </text:span><text:span text:style-name="T9">– </text:span><text:span text:style-name="T39">Gerar relatórios de turmas sem alocação física como funcionário da secretaria</text:span><text:span text:style-name="T43">:</text:span></text:p>
      <text:p text:style-name="P19"><text:span text:style-name="T7">Description</text:span><text:span text:style-name="T8">: </text:span><text:span text:style-name="T19">Dado que eu sou um funcionário da secretaria,quero gerar relatórios </text:span><text:span text:style-name="T22">de </text:span><text:span text:style-name="T27">turmas que não possuem alocação física </text:span><text:span text:style-name="T28">em formato de lista</text:span><text:span text:style-name="T23">;</text:span></text:p>
      <text:p text:style-name="P19"><text:span text:style-name="T7">Pre-conditions</text:span><text:span text:style-name="T8">: </text:span><text:span text:style-name="T19">Estar </text:span><text:span text:style-name="T13">loggado</text:span><text:span text:style-name="T32"> como funcionário da secretaria; Haver dados de </text:span><text:span text:style-name="T36">turmas </text:span><text:span text:style-name="T32">previamente cadastrados </text:span><text:span text:style-name="T36">e não alocados em espaços físicos</text:span><text:span text:style-name="T32">; Estar na página de </text:span><text:span text:style-name="T37">listagem de turmas sem alocação em espaço físico;</text:span></text:p>
      <text:p text:style-name="P19"><text:span text:style-name="T7">Post-conditions</text:span><text:span text:style-name="T8">: </text:span><text:span text:style-name="T19">Relatório gerado e baixado pelo </text:span><text:span text:style-name="T20">lado do </text:span><text:span text:style-name="T19">cliente;</text:span></text:p>
      <text:p text:style-name="P11"><text:span text:style-name="T2">Data required</text:span><text:span text:style-name="T6">: Nenhum dado necessário.</text:span></text:p>
      <text:p text:style-name="P7"><text:span text:style-name="T3"/></text:p>
      <text:p text:style-name="P14"><text:span text:style-name="T38">TC</text:span><text:span text:style-name="T39">10 </text:span><text:span text:style-name="T9">– </text:span><text:span text:style-name="T39">Visualizar solicitações de alteração como funcionário da secretaria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1">Data required</text:span><text:span text:style-name="T3">: _________________________________</text:span></text:p>
      <text:p text:style-name="P7"><text:span text:style-name="T3"/></text:p>
      <text:p text:style-name="P14"><text:span text:style-name="T38">TC</text:span><text:span text:style-name="T39">11 </text:span><text:span text:style-name="T9">– </text:span><text:span text:style-name="T39">Realizar solicitações de alteração como professor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1">Data required</text:span><text:span text:style-name="T3">: _________________________________</text:span></text:p>
      <text:p text:style-name="P7"><text:span text:style-name="T3"/></text:p>
      <text:p text:style-name="P14"><text:soft-page-break/><text:span text:style-name="T38">TC</text:span><text:span text:style-name="T39">11 </text:span><text:span text:style-name="T9">– </text:span><text:span text:style-name="T39">Realizar solicitações de alteração como professor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1">Data required</text:span><text:span text:style-name="T3">: _________________________________</text:span></text:p>
      <text:p text:style-name="P7"><text:span text:style-name="T3"/></text:p>
      <text:p text:style-name="P14"><text:span text:style-name="T38">TC</text:span><text:span text:style-name="T39">12 </text:span><text:span text:style-name="T9">– </text:span><text:span text:style-name="T39">Consultar alocação de uma sala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45">Data required</text:span><text:span text:style-name="T44">: _________________________________</text:span></text:p>
      <text:p text:style-name="P7"><text:span text:style-name="T44"/></text:p>
      <text:p text:style-name="P14"><text:span text:style-name="T38">TC</text:span><text:span text:style-name="T39">13 </text:span><text:span text:style-name="T9">– </text:span><text:span text:style-name="T39">Consultar a grade de alocação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45">Data required</text:span><text:span text:style-name="T44">: _________________________________</text:span></text:p>
      <text:p text:style-name="P7"><text:span text:style-name="T44"/></text:p>
      <text:p text:style-name="P14"><text:span text:style-name="T38">TC</text:span><text:span text:style-name="T39">13 </text:span><text:span text:style-name="T9">– </text:span><text:span text:style-name="T39">Consultar sala de uma turma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45">Data required</text:span><text:span text:style-name="T44">: _________________________________</text:span></text:p>
      <text:p text:style-name="P7"><text:span text:style-name="T44"/></text:p>
      <text:p text:style-name="P14"><text:span text:style-name="T38">TC</text:span><text:span text:style-name="T39">14 </text:span><text:span text:style-name="T9">– </text:span><text:span text:style-name="T39">Consultar turmas sem alocação física</text:span><text:span text:style-name="T43">:</text:span></text:p>
      <text:p text:style-name="P14"><text:span text:style-name="T7">Description</text:span><text:span text:style-name="T8">: </text:span><text:span text:style-name="T14">____________________________________</text:span></text:p>
      <text:p text:style-name="P14"><text:span text:style-name="T7">Pre-conditions</text:span><text:span text:style-name="T8">: </text:span><text:span text:style-name="T14">_________________________________</text:span></text:p>
      <text:p text:style-name="P14"><text:span text:style-name="T7">Post-conditions</text:span><text:span text:style-name="T8">: </text:span><text:span text:style-name="T14">________________________________</text:span></text:p>
      <text:p text:style-name="P7"><text:span text:style-name="T45">Data required</text:span><text:span text:style-name="T44">: _________________________________</text:span></text:p>
      <text:p text:style-name="P7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officeooo:rsid="00151ebe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erenciamento de Espaço Físico – </text:span><text:span text:style-name="MT2">Test Cases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 style:num-format="1">3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creation-date>2016-09-05T22:41:59.510000000</meta:creation-date>
    <dc:date>2016-09-05T23:17:46.710000000</dc:date>
    <meta:print-date>2003-10-06T08:49:00</meta:print-date>
    <meta:editing-cycles>36</meta:editing-cycles>
    <meta:editing-duration>PT41M36S</meta:editing-duration>
    <meta:generator>LibreOffice/5.2.0.4$Windows_x86 LibreOffice_project/066b007f5ebcc236395c7d282ba488bca6720265</meta:generator>
    <meta:document-statistic meta:table-count="0" meta:image-count="0" meta:object-count="0" meta:page-count="3" meta:paragraph-count="82" meta:word-count="749" meta:character-count="6171" meta:non-whitespace-character-count="5486"/>
  </office:meta>
</office:document-meta>
</file>